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1000002425B64C55437AE48A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 Serif Collection" svg:font-family="'Sans Serif Collection'" style:font-family-generic="swiss" style:font-pitch="variable"/>
  </office:font-face-decls>
  <office:automatic-styles>
    <style:style style:name="P1" style:family="paragraph" style:parent-style-name="Standard">
      <style:text-properties officeooo:rsid="0011c13e" officeooo:paragraph-rsid="0011c13e"/>
    </style:style>
    <style:style style:name="P2" style:family="paragraph" style:parent-style-name="Standard">
      <style:paragraph-properties fo:text-align="center" style:justify-single-word="false"/>
      <style:text-properties style:font-name="Sans Serif Collection" fo:font-size="20pt" style:text-underline-style="solid" style:text-underline-width="auto" style:text-underline-color="font-color" officeooo:rsid="0011c13e" officeooo:paragraph-rsid="0011c13e" style:font-size-asian="20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 crible d’Eratosthène</text:p>
      <text:p text:style-name="P1"/>
      <text:p text:style-name="P1"><draw:frame draw:style-name="fr1" draw:name="Image1" text:anchor-type="char" svg:width="17cm" svg:height="12.266cm" draw:z-index="0"><draw:image xlink:href="Pictures/1000000100000321000002425B64C55437AE48A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 Serif Collection" svg:font-family="'Sans Serif Collection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1T20:43:24.765000000</meta:creation-date>
    <dc:date>2024-08-21T20:44:37.397000000</dc:date>
    <meta:editing-duration>PT1M13S</meta:editing-duration>
    <meta:editing-cycles>1</meta:editing-cycles>
    <meta:document-statistic meta:table-count="0" meta:image-count="1" meta:object-count="0" meta:page-count="1" meta:paragraph-count="1" meta:word-count="3" meta:character-count="23" meta:non-whitespace-character-count="21"/>
    <meta:generator>LibreOffice/7.4.3.2$Windows_X86_64 LibreOffice_project/1048a8393ae2eeec98dff31b5c133c5f1d08b890</meta:generator>
  </office:meta>
</office:document-meta>
</file>